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" draw:layer="layout" svg:width="3.626cm" svg:height="0.983cm" svg:x="3.454cm" svg:y="1cm">
          <draw:text-box>
            <text:p><text:span text:style-name="T1">LearnTask</text:span></text:p>
          </draw:text-box>
        </draw:frame>
        <draw:frame draw:style-name="gr2" draw:id="id2" draw:layer="layout" svg:width="3.711cm" svg:height="0.963cm" svg:x="1cm" svg:y="3.537cm">
          <draw:text-box>
            <text:p>ClassifTask</text:p>
          </draw:text-box>
        </draw:frame>
        <draw:frame draw:style-name="gr2" draw:id="id3" draw:layer="layout" svg:width="3.182cm" svg:height="0.963cm" svg:x="6.014cm" svg:y="3.537cm">
          <draw:text-box>
            <text:p>RegrTask</text:p>
          </draw:text-box>
        </draw:frame>
        <draw:connector draw:style-name="gr3" draw:text-style-name="P2" draw:layer="layout" svg:x1="3.454cm" svg:y1="1.491cm" svg:x2="2.855cm" svg:y2="3.537cm" draw:start-shape="id1" draw:start-glue-point="3" draw:end-shape="id2" svg:d="m3454 1491h-599v2046">
          <text:p/>
        </draw:connector>
        <draw:connector draw:style-name="gr3" draw:text-style-name="P2" draw:layer="layout" svg:x1="7.08cm" svg:y1="1.491cm" svg:x2="7.605cm" svg:y2="3.537cm" draw:start-shape="id1" draw:start-glue-point="1" draw:end-shape="id3" svg:d="m7080 1491h525v20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Katharina Borg</meta:initial-creator>
    <meta:creation-date>2010-06-04T10:52:10.07</meta:creation-date>
    <dc:date>2011-02-15T19:16:23.98</dc:date>
    <meta:editing-duration>PT00H06M30S</meta:editing-duration>
    <meta:editing-cycles>4</meta:editing-cycles>
    <meta:generator>OpenOffice.org/3.1$Win32 OpenOffice.org_project/310m19$Build-9420</meta:generator>
    <meta:document-statistic meta:object-count="5"/>
  </office:meta>
</office:document-meta>
</file>